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7cm" fo:min-width="7.4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7cm" fo:min-width="6.95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fo:min-height="0.937cm"/>
    </style:style>
    <style:style style:name="gr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7cm" fo:min-width="5.95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0000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7cm" fo:min-width="3.2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7cm"/>
    </style:style>
    <style:style style:name="gr1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7cm" fo:min-width="9.95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cm" fo:min-width="1.95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7cm" fo:min-width="3.95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8.7cm" fo:min-width="11.65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1.407cm"/>
    </style:style>
    <style:style style:name="gr18" style:family="graphic" style:parent-style-name="standard">
      <style:graphic-properties draw:stroke="none" svg:stroke-color="#000000" draw:fill="none" draw:fill-color="#ffffff" fo:min-height="0.8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Times New Roman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6cm" svg:height="2cm" svg:x="1.5cm" svg:y="3cm">
          <text:p text:style-name="P1"><text:span text:style-name="T1">Исходный код С</text:span></text:p>
          <text:p text:style-name="P1"><text:span text:style-name="T2">*.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5cm" svg:height="2cm" svg:x="8cm" svg:y="3cm">
          <text:p text:style-name="P1"><text:span text:style-name="T1">Заголовочные файлы</text:span></text:p>
          <text:p text:style-name="P1"><text:span text:style-name="T2">*.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2cm" svg:x="4cm" svg:y="6.5cm">
          <text:p text:style-name="P1"><text:span text:style-name="T1">Препроцессированный</text:span></text:p>
          <text:p text:style-name="P1"><text:span text:style-name="T1">Файл </text:span><text:span text:style-name="T2">*.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5cm" svg:height="2cm" svg:x="4.25cm" svg:y="9.5cm">
          <text:p text:style-name="P1"><text:span text:style-name="T1">Исходный код на языке</text:span></text:p>
          <text:p text:style-name="P1"><text:span text:style-name="T1">ассемблера</text:span><text:span text:style-name="T3"> </text:span><text:span text:style-name="T2">*.as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75cm" svg:height="2cm" svg:x="4.625cm" svg:y="12.5cm">
          <text:p text:style-name="P1"><text:span text:style-name="T1">Объектный код</text:span></text:p>
          <text:p text:style-name="P1"><text:span text:style-name="T2">*.r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75cm" svg:height="2cm" svg:x="4.625cm" svg:y="15.5cm">
          <text:p text:style-name="P1"><text:span text:style-name="T1">Исполняемый файл</text:span></text:p>
          <text:p text:style-name="P1"><text:span text:style-name="T1">в формате</text:span><text:span text:style-name="T3"> </text:span><text:span text:style-name="T2">hex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5cm" svg:y1="5cm" svg:x2="4.5cm" svg:y2="6.5cm">
          <text:p/>
        </draw:line>
        <draw:line draw:style-name="gr4" draw:text-style-name="P3" draw:layer="layout" svg:x1="11.375cm" svg:y1="5cm" svg:x2="11.375cm" svg:y2="6.5cm">
          <text:p/>
        </draw:line>
        <draw:line draw:style-name="gr4" draw:text-style-name="P3" draw:layer="layout" svg:x1="8cm" svg:y1="8.5cm" svg:x2="8cm" svg:y2="9.5cm">
          <text:p/>
        </draw:line>
        <draw:frame draw:style-name="gr5" draw:text-style-name="P4" draw:layer="layout" svg:width="7.5cm" svg:height="1.25cm" svg:x="8.125cm" svg:y="8.375cm">
          <draw:text-box>
            <text:p><text:span text:style-name="T1">Компилятор язка </text:span><text:span text:style-name="T2">sdcc</text:span></text:p>
          </draw:text-box>
        </draw:frame>
        <draw:line draw:style-name="gr4" draw:text-style-name="P3" draw:layer="layout" svg:x1="8cm" svg:y1="11.5cm" svg:x2="8cm" svg:y2="12.5cm">
          <text:p/>
        </draw:line>
        <draw:frame draw:style-name="gr6" draw:text-style-name="P4" draw:layer="layout" svg:width="6.125cm" svg:height="1.187cm" svg:x="8.25cm" svg:y="11.375cm">
          <draw:text-box>
            <text:p><text:span text:style-name="T1">Ассемблер </text:span><text:span text:style-name="T2">sdas</text:span></text:p>
          </draw:text-box>
        </draw:frame>
        <draw:line draw:style-name="gr4" draw:text-style-name="P3" draw:layer="layout" svg:x1="8cm" svg:y1="14.5cm" svg:x2="8cm" svg:y2="15.5cm">
          <text:p/>
        </draw:line>
        <draw:frame draw:style-name="gr6" draw:text-style-name="P4" draw:layer="layout" svg:width="4.5cm" svg:height="1.187cm" svg:x="8.25cm" svg:y="14.375cm">
          <draw:text-box>
            <text:p><text:span text:style-name="T1">Линкер </text:span><text:span text:style-name="T2">sdld</text:span></text:p>
          </draw:text-box>
        </draw:frame>
        <draw:custom-shape draw:style-name="gr7" draw:text-style-name="P2" draw:layer="layout" svg:width="6.5cm" svg:height="2cm" svg:x="15cm" svg:y="3cm">
          <text:p text:style-name="P1"><text:span text:style-name="T1">Исходный код ASM</text:span></text:p>
          <text:p text:style-name="P1"><text:span text:style-name="T2">*.s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8.25cm" svg:y1="5cm" svg:x2="18.25cm" svg:y2="10.5cm">
          <text:p/>
        </draw:line>
        <draw:line draw:style-name="gr4" draw:text-style-name="P3" draw:layer="layout" svg:x1="18.25cm" svg:y1="10.5cm" svg:x2="11.75cm" svg:y2="10.5cm">
          <text:p/>
        </draw:line>
        <draw:line draw:style-name="gr4" draw:text-style-name="P3" draw:layer="layout" svg:x1="11.5cm" svg:y1="16.5cm" svg:x2="14.75cm" svg:y2="16.5cm">
          <text:p/>
        </draw:line>
        <draw:custom-shape draw:style-name="gr9" draw:text-style-name="P5" draw:layer="layout" svg:width="3.75cm" svg:height="2cm" svg:x="14.75cm" svg:y="15.5cm">
          <text:p text:style-name="P1"><text:span text:style-name="T2">Образ</text:span></text:p>
          <text:p text:style-name="P1"><text:span text:style-name="T2">*.bin</text:span>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.875cm" svg:height="1cm" svg:x="11.75cm" svg:y="17cm">
          <draw:text-box>
            <text:p><text:span text:style-name="T1">hex2bin</text:span></text:p>
          </draw:text-box>
        </draw:frame>
        <draw:custom-shape draw:style-name="gr11" draw:text-style-name="P5" draw:layer="layout" svg:width="3.5cm" svg:height="1cm" svg:x="23cm" svg:y="13.5cm">
          <text:p text:style-name="P1"><text:span text:style-name="T2">*.ta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5cm" svg:height="1cm" svg:x="23cm" svg:y="15cm">
          <text:p text:style-name="P1"><text:span text:style-name="T2">*.trd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5cm" svg:height="1cm" svg:x="23cm" svg:y="16.5cm">
          <text:p text:style-name="P1"><text:span text:style-name="T2">*.$B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5cm" svg:height="1cm" svg:x="23cm" svg:y="18cm">
          <text:p text:style-name="P1"><text:span text:style-name="T2">*.$C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8.5cm" svg:y1="16.5cm" svg:x2="23cm" svg:y2="14cm">
          <text:p/>
        </draw:line>
        <draw:line draw:style-name="gr4" draw:text-style-name="P3" draw:layer="layout" svg:x1="18.5cm" svg:y1="16.5cm" svg:x2="22.988cm" svg:y2="15.5cm">
          <text:p/>
        </draw:line>
        <draw:line draw:style-name="gr4" draw:text-style-name="P3" draw:layer="layout" svg:x1="18.488cm" svg:y1="16.482cm" svg:x2="23cm" svg:y2="17cm">
          <text:p/>
        </draw:line>
        <draw:line draw:style-name="gr4" draw:text-style-name="P3" draw:layer="layout" svg:x1="18.476cm" svg:y1="16.482cm" svg:x2="23cm" svg:y2="18.5cm">
          <text:p/>
        </draw:line>
        <draw:frame draw:style-name="gr12" draw:text-style-name="P4" draw:layer="layout" svg:width="3.375cm" svg:height="0.95cm" svg:x="18.875cm" svg:y="13.3cm">
          <draw:text-box>
            <text:p><text:span text:style-name="T1">утилиты</text:span></text:p>
          </draw:text-box>
        </draw:frame>
        <draw:frame draw:style-name="gr5" draw:text-style-name="P4" draw:layer="layout" svg:width="7cm" svg:height="1.25cm" svg:x="11.5cm" svg:y="5.125cm">
          <draw:text-box>
            <text:p><text:span text:style-name="T1">Препроцессор </text:span><text:span text:style-name="T2">sdcpp</text:span></text:p>
          </draw:text-box>
        </draw:frame>
      </draw:page>
      <draw:page draw:name="page2" draw:style-name="dp1" draw:master-page-name="Обычный">
        <draw:custom-shape draw:style-name="gr13" draw:text-style-name="P2" draw:layer="layout" svg:width="10.5cm" svg:height="2cm" svg:x="17.5cm" svg:y="3.013cm">
          <text:p text:style-name="P1"><text:span text:style-name="T1">Исполняемый файл</text:span></text:p>
          <text:p text:style-name="P1"><text:span text:style-name="T1">в формате</text:span><text:span text:style-name="T3"> </text:span><text:span text:style-name="T2">elf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9cm" svg:y1="5.013cm" svg:x2="19cm" svg:y2="6.513cm">
          <text:p/>
        </draw:line>
        <draw:custom-shape draw:style-name="gr14" draw:text-style-name="P5" draw:layer="layout" svg:width="2.5cm" svg:height="1cm" svg:x="17.5cm" svg:y="6.513cm">
          <text:p text:style-name="P1"><text:span text:style-name="T2">*.bin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5cm" svg:height="1cm" svg:x="20.5cm" svg:y="6.513cm">
          <text:p text:style-name="P1"><text:span text:style-name="T2">*.hex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5cm" svg:height="2cm" svg:x="23.5cm" svg:y="6.513cm">
          <text:p text:style-name="P1"><text:span text:style-name="T2"><text:s/></text:span><text:span text:style-name="T2">Другие </text:span></text:p>
          <text:p text:style-name="P1"><text:span text:style-name="T2">форматы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.75cm" svg:y1="5.013cm" svg:x2="21.75cm" svg:y2="6.513cm">
          <text:p/>
        </draw:line>
        <draw:line draw:style-name="gr4" draw:text-style-name="P3" draw:layer="layout" svg:x1="26.5cm" svg:y1="5.013cm" svg:x2="26.5cm" svg:y2="6.513cm">
          <text:p/>
        </draw:line>
        <draw:custom-shape draw:style-name="gr16" draw:text-style-name="P2" draw:layer="layout" svg:width="12.2cm" svg:height="9cm" svg:x="16.5cm" svg:y="1.013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0.25cm" svg:height="1.657cm" svg:x="16.5cm" svg:y="0.981cm">
          <draw:text-box>
            <text:p><text:span text:style-name="T1">Дополнительные преобразования исполняемого файла</text:span></text:p>
          </draw:text-box>
        </draw:frame>
        <draw:frame draw:style-name="gr18" draw:text-style-name="P6" draw:layer="layout" svg:width="3cm" svg:height="1.125cm" svg:x="22.875cm" svg:y="5.263cm">
          <draw:text-box>
            <text:p><text:span text:style-name="T4">objcop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8T19:58:53</meta:creation-date>
    <dc:date>2017-08-07T11:54:13.066776030</dc:date>
    <meta:editing-duration>PT36M39S</meta:editing-duration>
    <meta:editing-cycles>76</meta:editing-cycles>
    <meta:generator>LibreOffice/5.3.4.2$Linux_X86_64 LibreOffice_project/30m0$Build-2</meta:generator>
    <meta:document-statistic meta:object-count="40"/>
  </office:meta>
</office:document-meta>
</file>